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5c8c6" style:font-name="Consolas" fo:font-size="10.5pt" fo:font-weight="normal" fo:background-color="#1d1f21"/>
    </style:style>
    <style:style style:name="P2" style:family="paragraph" style:parent-style-name="Standard">
      <style:paragraph-properties style:line-height-at-least="0.503cm"/>
      <style:text-properties fo:color="#8abeb7" style:font-name="Consolas" fo:font-size="10.5pt" fo:font-weight="normal" fo:background-color="#1d1f21"/>
    </style:style>
    <style:style style:name="P3" style:family="paragraph" style:parent-style-name="Standard">
      <style:text-properties fo:language="en" fo:country="US"/>
    </style:style>
    <style:style style:name="T1" style:family="text">
      <style:text-properties fo:color="#8abeb7"/>
    </style:style>
    <style:style style:name="T2" style:family="text">
      <style:text-properties fo:color="#b294bb"/>
    </style:style>
    <style:style style:name="T3" style:family="text">
      <style:text-properties fo:color="#f0c674"/>
    </style:style>
    <style:style style:name="T4" style:family="text">
      <style:text-properties fo:color="#de9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</text:p>
      <text:p text:style-name="Standard"/>
      <text:p text:style-name="Standard">revoir associative array</text:p>
      <text:p text:style-name="Standard">how $GET works</text:p>
      <text:p text:style-name="Standard"/>
      <text:p text:style-name="Standard">vb</text:p>
      <text:p text:style-name="Standard"/>
      <text:p text:style-name="Standard"/>
      <text:p text:style-name="P1"><text:span text:style-name="T1">.</text:span><text:span text:style-name="T2">about</text:span> <text:span text:style-name="T1">{</text:span></text:p>
      <text:p text:style-name="P1"><text:span text:style-name="T3">background-color</text:span><text:span text:style-name="T1">:</text:span> <text:span text:style-name="T4">white</text:span><text:span text:style-name="T1">;</text:span></text:p>
      <text:p text:style-name="P1"><text:span text:style-name="T3">display</text:span><text:span text:style-name="T1">:</text:span> <text:span text:style-name="T4">-webkit-box</text:span><text:span text:style-name="T1">;</text:span></text:p>
      <text:p text:style-name="P1"><text:span text:style-name="T3">display</text:span><text:span text:style-name="T1">:</text:span> <text:span text:style-name="T4">-ms-flexbox</text:span><text:span text:style-name="T1">;</text:span></text:p>
      <text:p text:style-name="P1"><text:span text:style-name="T3">display</text:span><text:span text:style-name="T1">:</text:span> <text:span text:style-name="T4">flex</text:span><text:span text:style-name="T1">;</text:span></text:p>
      <text:p text:style-name="P1"><text:span text:style-name="T3">-webkit-box-orient</text:span><text:span text:style-name="T1">:</text:span> <text:span text:style-name="T4">horizontal</text:span><text:span text:style-name="T1">;</text:span></text:p>
      <text:p text:style-name="P1"><text:span text:style-name="T3">-webkit-box-direction</text:span><text:span text:style-name="T1">:</text:span> <text:span text:style-name="T4">normal</text:span><text:span text:style-name="T1">;</text:span></text:p>
      <text:p text:style-name="P1"><text:span text:style-name="T3">-ms-flex-direction</text:span><text:span text:style-name="T1">:</text:span> <text:span text:style-name="T4">row</text:span><text:span text:style-name="T1">;</text:span></text:p>
      <text:p text:style-name="P1"><text:span text:style-name="T3">flex-direction</text:span><text:span text:style-name="T1">:</text:span> <text:span text:style-name="T4">row</text:span><text:span text:style-name="T1">;</text:span></text:p>
      <text:p text:style-name="P2">}</text:p>
      <text:p text:style-name="P2"/>
      <text:p text:style-name="P3">AppelS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31T21:05:01.97</meta:creation-date>
    <meta:editing-duration>P1DT11H56M54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5" meta:word-count="28" meta:character-count="246"/>
    <dc:date>2019-11-06T00:59:27.33</dc:date>
  </office:meta>
</office:document-meta>
</file>